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49cm" style:rel-column-width="10857*"/>
    </style:style>
    <style:style style:name="Table1.B" style:family="table-column">
      <style:table-column-properties style:column-width="15.852cm" style:rel-column-width="5467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00.png" xlink:type="simple" xlink:show="embed" xlink:actuate="onLoad"/></draw:frame></text:p>
          </table:table-cell>
          <table:table-cell table:style-name="Table1.B1" office:value-type="string">
            <text:h text:style-name="P6" text:outline-level="1">Задержка на шаг интегрирован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7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0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2">реализует задержку входной величины на один шаг моделирования (интегрирования):</text:span></text:p>
            <text:p text:style-name="P5"><text:span text:style-name="T2"><draw:frame draw:style-name="fr3" draw:name="Object1" text:anchor-type="as-char" svg:width="3.535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P4"><text:span text:style-name="T2">где</text:span><text:span text:style-name="T2"><draw:frame draw:style-name="fr3" draw:name="Объект2" text:anchor-type="as-char" svg:width="2.157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–</text:span><text:span text:style-name="T5"> i-</text:span><text:span text:style-name="T8">ый элемент входного сигнала в блок на предыдущем шаге моделирования, </text:span><text:span text:style-name="T2"><draw:frame draw:style-name="fr3" draw:name="Объект4" text:anchor-type="as-char" svg:width="1.182cm" svg:height="0.62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– элемент выходного сигнала из блока.</text:span></text:p>
            <text:p text:style-name="P4"><text:span text:style-name="T9">Свойства</text:span>:</text:p>
            <text:list xml:id="list6620288960254173962" text:style-name="L1">
              <text:list-item>
                <text:p text:style-name="P7">Развязка алгебраических петель – флаг, показывающий как должен сортироваться блок. Если указано что должен, то блок будет отсортирован в первую очередь. Другими словами это означает, что блок используется для развязки алгебраических петель.</text:p>
              </text:list-item>
              <text:list-item>
                <text:p text:style-name="P7">Начальные условия – начальные условия (вектор начальных условий) на выходе блока на первом шаге задачи.</text:p>
              </text:list-item>
            </text:list>
            <text:p text:style-name="P4"><text:span text:style-name="T3">Примечание:</text:span><text:span text:style-name="T1"> по умолчанию блок реализует задержку скалярного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на шаг интегрирования</dc:title>
    <dc:date>2014-12-09T10:58:53.41</dc:date>
    <meta:generator>OpenOffice/4.1.1$Win32 OpenOffice.org_project/411m6$Build-9775</meta:generator>
    <meta:editing-duration>PT2H6M11S</meta:editing-duration>
    <meta:editing-cycles>60</meta:editing-cycles>
    <meta:document-statistic meta:table-count="1" meta:image-count="2" meta:object-count="3" meta:page-count="1" meta:paragraph-count="13" meta:word-count="101" meta:character-count="702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_i(t) = u_i(t - %DELTA 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_i(t- %DELTA 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